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/>
    </style:style>
    <style:style style:name="T5" style:family="text">
      <style:text-properties style:font-name="Times New Roman" style:text-underline-style="none"/>
    </style:style>
    <style:style style:name="T6" style:family="text">
      <style:text-properties style:text-line-through-style="solid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1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N. Leven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February 18, 1891</text:p>
      <text:p text:style-name="P5">Month<text:tab/><text:tab/><text:tab/><text:tab/><text:tab/><text:tab/>Febr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2">S. MORAIS,/</text:p>
      <text:p text:style-name="P2">546 N. Fifth St./</text:p>
      <text:p text:style-name="P3">Philadelphia, February 18. 91/</text:p>
      <text:p text:style-name="P2">N. Leven Esq/</text:p>
      <text:p text:style-name="P2"><text:tab/>Dear Sir/</text:p>
      <text:p text:style-name="P2"><text:tab/><text:tab/>In response to your/ communication of the 5th instant,/ it affords me great pleasure to say that/ Miss Ellen Phillips, a pious and phi-/-lanthropic Jewess belonging to the Congrega-/-tion <text:span text:style-name="T2">Mickv</text:span><text:span text:style-name="T3">é</text:span><text:span text:style-name="T4"> Israel</text:span><text:span text:style-name="T5"> that I have served/ for the period of forty years, bequeathed to/ the </text:span><text:span text:style-name="T4">Alliance Israelite Universelle</text:span><text:span text:style-name="T5"> five/ thousand dollars ($5000). <text:s/>Her sister/ Miss Emily, whom I saw yesterday, autho-/-rized me to make the announcement, sta-/-ting at the same time that </text:span><text:span text:style-name="T6">when</text:span><text:span text:style-name="T5"> as soon as the regu-/-lar </text:span><text:span text:style-name="T6">state</text:span><text:span text:style-name="T5"> court proceedings </text:span><text:span text:style-name="T6">will</text:span><text:span text:style-name="T5"> shall have gone through, the/ amount will be forwarded./</text:span></text:p>
      <text:p text:style-name="P2"><text:span text:style-name="T5">You may also have noticed that the Branch/ of the </text:span><text:span text:style-name="T4">Alliance</text:span><text:span text:style-name="T5"> of which Mr A. M. Dropsie/ is President, and I the vice president, sent a few/</text:span></text:p>
      <text:p text:style-name="P2"><text:soft-page-break/><text:span text:style-name="T5"/></text:p>
      <text:p text:style-name="P2"><text:span text:style-name="T5">[Page 2]</text:span></text:p>
      <text:p text:style-name="P2"><text:span text:style-name="T5">days ago four thousand francs (4000), and/ on the approaching festivity of Purim, I/ shall again, as usual, appeal in aid/ of the schools </text:span><text:span text:style-name="T6">of</text:span><text:span text:style-name="T5"> which the far-reaching or-/-ganization has established in very many/ cities./</text:span></text:p>
      <text:p text:style-name="P2"><text:span text:style-name="T5"><text:tab/>Sincerely wishing the further prospe-/-rity of the noble association in/ whose behalf you appeal, I remain/ Yours very truly/ 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2:50:24.53</meta:creation-date>
    <dc:date>2011-11-22T12:57:10.69</dc:date>
    <dc:creator>Penn Libraries</dc:creator>
    <meta:editing-duration>PT00H06M4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1" meta:word-count="356" meta:character-count="2427"/>
  </office:meta>
</office:document-meta>
</file>